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4431" officeooo:paragraph-rsid="00074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erschrift</text:p>
      <text:p text:style-name="P1"/>
      <text:p text:style-name="P1">Inhal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29:56.740932816</meta:creation-date>
    <dc:date>2024-04-01T12:30:12.467365493</dc:date>
    <meta:editing-duration>PT16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2" meta:word-count="2" meta:character-count="17" meta:non-whitespace-character-count="17"/>
  </office:meta>
</office:document-meta>
</file>